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7.73mm"/>
    </style:style>
    <style:style style:name="co2" style:family="table-column">
      <style:table-column-properties fo:break-before="auto" style:column-width="14.04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63.11mm"/>
    </style:style>
    <style:style style:name="co5" style:family="table-column">
      <style:table-column-properties fo:break-before="auto" style:column-width="77.86mm"/>
    </style:style>
    <style:style style:name="co6" style:family="table-column">
      <style:table-column-properties fo:break-before="auto" style:column-width="76.48mm"/>
    </style:style>
    <style:style style:name="co7" style:family="table-column">
      <style:table-column-properties fo:break-before="auto" style:column-width="35.44mm"/>
    </style:style>
    <style:style style:name="co8" style:family="table-column">
      <style:table-column-properties fo:break-before="auto" style:column-width="76.1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47.91mm" fo:break-before="auto" style:use-optimal-row-height="true"/>
    </style:style>
    <style:style style:name="ro5" style:family="table-row">
      <style:table-row-properties style:row-height="13.16mm" fo:break-before="auto" style:use-optimal-row-height="true"/>
    </style:style>
    <style:style style:name="ro6" style:family="table-row">
      <style:table-row-properties style:row-height="17.22mm" fo:break-before="auto" style:use-optimal-row-height="true"/>
    </style:style>
    <style:style style:name="ro7" style:family="table-row">
      <style:table-row-properties style:row-height="36.05mm" fo:break-before="auto" style:use-optimal-row-height="true"/>
    </style:style>
    <style:style style:name="ro8" style:family="table-row">
      <style:table-row-properties style:row-height="8.41mm" fo:break-before="auto" style:use-optimal-row-height="true"/>
    </style:style>
    <style:style style:name="ro9" style:family="table-row">
      <style:table-row-properties style:row-height="20.44mm" fo:break-before="auto" style:use-optimal-row-height="true"/>
    </style:style>
    <style:style style:name="ro10" style:family="table-row">
      <style:table-row-properties style:row-height="16.35mm" fo:break-before="auto" style:use-optimal-row-height="true"/>
    </style:style>
    <style:style style:name="ro11" style:family="table-row">
      <style:table-row-properties style:row-height="32.23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テーブル" style:data-style-name="N0"/>
    <style:style style:name="gr1" style:family="graphic">
      <style:graphic-properties draw:stroke="none" svg:stroke-color="#000000" draw:fill="none" draw:fill-color="#ffffff" fo:min-height="44.08mm"/>
    </style:style>
    <style:style style:name="gr2" style:family="graphic">
      <style:graphic-properties draw:stroke="none" svg:stroke-color="#000000" draw:fill="solid" draw:fill-color="#cccccc" draw:opacity="50%" draw:textarea-vertical-align="middle" fo:min-height="26.29mm" draw:shadow-opacity="50%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3" style:family="paragraph">
      <loext:graphic-properties draw:fill="solid" draw:fill-color="#cccccc" draw:opacity="50%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ＭＳ ゴシック" style:font-name-asian="ＭＳ ゴシック" style:font-name-complex="Mangal"/>
    </style:style>
  </office:automatic-styles>
  <office:body>
    <office:spreadsheet>
      <table:calculation-settings table:automatic-find-labels="false"/>
      <table:table table:name="表紙" table:style-name="ta1">
        <table:shapes>
          <draw:frame draw:z-index="0" draw:style-name="gr1" draw:text-style-name="P2" svg:width="166.81mm" svg:height="44.08mm" svg:x="1.72mm" svg:y="9.74mm">
            <draw:text-box>
              <text:p text:style-name="P1"><text:span text:style-name="T1">インフラ機能テスト</text:span></text:p>
              <text:p text:style-name="P1"><text:span text:style-name="T1">チェックリスト</text:span></text:p>
            </draw:text-box>
          </draw:frame>
        </table:shapes>
        <table:table-column table:style-name="co1" table:number-columns-repeated="1024" table:default-cell-style-name="フリースタイル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テストケース" table:style-name="ta1">
        <table:shapes>
          <draw:frame draw:z-index="0" draw:style-name="gr2" draw:text-style-name="P3" svg:width="73.17mm" svg:height="26.29mm" svg:x="320.95mm" svg:y="82.37mm">
            <draw:text-box>
              <text:p text:style-name="P1"><text:span text:style-name="T2">statful</text:span><text:span text:style-name="T2">セッションを前提する話、今回の案件の性質上、</text:span><text:span text:style-name="T2">Session</text:span><text:span text:style-name="T2">必要ないかもしれません。</text:span></text:p>
            </draw:text-box>
          </draw:frame>
        </table:shapes>
        <table:table-column table:style-name="co2" table:default-cell-style-name="テーブル"/>
        <table:table-column table:style-name="co3" table:number-columns-repeated="3" table:default-cell-style-name="テーブル"/>
        <table:table-column table:style-name="co4" table:default-cell-style-name="テーブル"/>
        <table:table-column table:style-name="co5" table:default-cell-style-name="テーブル"/>
        <table:table-column table:style-name="co6" table:default-cell-style-name="テーブル"/>
        <table:table-column table:style-name="co7" table:default-cell-style-name="テーブル"/>
        <table:table-column table:style-name="co8" table:default-cell-style-name="テーブル"/>
        <table:table-column table:style-name="co1" table:number-columns-repeated="1015" table:default-cell-style-name="フリースタイル"/>
        <table:table-row table:style-name="ro1">
          <table:table-cell office:value-type="string" calcext:value-type="string">
            <text:p>No</text:p>
          </table:table-cell>
          <table:table-cell office:value-type="string" calcext:value-type="string">
            <text:p>大分類</text:p>
          </table:table-cell>
          <table:table-cell office:value-type="string" calcext:value-type="string">
            <text:p>中分類</text:p>
          </table:table-cell>
          <table:table-cell office:value-type="string" calcext:value-type="string">
            <text:p>小分類</text:p>
          </table:table-cell>
          <table:table-cell office:value-type="string" calcext:value-type="string">
            <text:p>概要</text:p>
          </table:table-cell>
          <table:table-cell office:value-type="string" calcext:value-type="string">
            <text:p>条件</text:p>
          </table:table-cell>
          <table:table-cell office:value-type="string" calcext:value-type="string">
            <text:p>期待結果</text:p>
          </table:table-cell>
          <table:table-cell office:value-type="string" calcext:value-type="string">
            <text:p>実施日付・担当者</text:p>
          </table:table-cell>
          <table:table-cell office:value-type="string" calcext:value-type="string">
            <text:p>結果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01</text:p>
          </table:table-cell>
          <table:table-cell office:value-type="string" calcext:value-type="string">
            <text:p>負荷分散</text:p>
          </table:table-cell>
          <table:table-cell office:value-type="string" calcext:value-type="string">
            <text:p>Route53</text:p>
          </table:table-cell>
          <table:table-cell office:value-type="string" calcext:value-type="string">
            <text:p>DNSツール</text:p>
          </table:table-cell>
          <table:table-cell office:value-type="string" calcext:value-type="string">
            <text:p>DNSのラウンドロビンを確認</text:p>
          </table:table-cell>
          <table:table-cell office:value-type="string" calcext:value-type="string">
            <text:p>①DNSクライアント(digなど)で複数回DNSサーバに対してSolrサーバの名前解決を求める。</text:p>
          </table:table-cell>
          <table:table-cell office:value-type="string" calcext:value-type="string">
            <text:p>・毎回、違う順番でSolrサーバのVIP一覧を戻ってくる。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02</text:p>
          </table:table-cell>
          <table:table-cell office:value-type="string" calcext:value-type="string">
            <text:p>負荷分散</text:p>
          </table:table-cell>
          <table:table-cell office:value-type="string" calcext:value-type="string">
            <text:p>Route53</text:p>
          </table:table-cell>
          <table:table-cell office:value-type="string" calcext:value-type="string">
            <text:p>アプリ</text:p>
          </table:table-cell>
          <table:table-cell office:value-type="string" calcext:value-type="string">
            <text:p>アプリは実際にラウンドロビンしたことを確認</text:p>
          </table:table-cell>
          <table:table-cell office:value-type="string" calcext:value-type="string">
            <text:p>①APPを動かし、複数回クエリーを発行する画面をたたく。</text:p>
          </table:table-cell>
          <table:table-cell table:style-name="ce1" office:value-type="string" calcext:value-type="string">
            <text:p>・画面が正常であることを確認する。</text:p>
            <text:p>・アクセスログから違うSolrサーバにクエリーが発行されることを確認する。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003</text:p>
          </table:table-cell>
          <table:table-cell office:value-type="string" calcext:value-type="string">
            <text:p>負荷分散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－</text:p>
          </table:table-cell>
          <table:table-cell office:value-type="string" calcext:value-type="string">
            <text:p>クエリーが複数台Solrサーバにアクセスすることを確認</text:p>
          </table:table-cell>
          <table:table-cell table:style-name="ce1" office:value-type="string" calcext:value-type="string">
            <text:p>①Httpクライアントでsharedパラメータを付けないでSolrサーバ１にクエリーする。</text:p>
            <text:p>②Httpクライアントでsharedパラメータを付けないでSolrサーバ２にクエリーする。</text:p>
            <text:p>③Httpクライアントでsharedパラメータを付けってSolrサーバ１にクエリーする。</text:p>
            <text:p>④Httpクライアントでsharedパラメータを付けってSolrサーバ２にクエリーする。</text:p>
          </table:table-cell>
          <table:table-cell table:style-name="ce1" office:value-type="string" calcext:value-type="string">
            <text:p>・「条件①」と「条件②」が異なる結果が返ってくる。</text:p>
            <text:p>・「条件③」は「条件①」と「条件②」をマージするものになる。</text:p>
            <text:p>・「条件③」と「条件④」は同じ結果になる。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004</text:p>
          </table:table-cell>
          <table:table-cell office:value-type="string" calcext:value-type="string">
            <text:p>負荷分散</text:p>
          </table:table-cell>
          <table:table-cell office:value-type="string" calcext:value-type="string">
            <text:p>ELB</text:p>
          </table:table-cell>
          <table:table-cell office:value-type="string" calcext:value-type="string">
            <text:p>－</text:p>
          </table:table-cell>
          <table:table-cell office:value-type="string" calcext:value-type="string">
            <text:p>ブラウザからのアクセスは分散されることを確認する。</text:p>
          </table:table-cell>
          <table:table-cell office:value-type="string" calcext:value-type="string">
            <text:p>①ブラウザから複数回閉じてから画面アクセスする。</text:p>
          </table:table-cell>
          <table:table-cell office:value-type="string" calcext:value-type="string">
            <text:p>・アクセスする度に違うWEBAPにアクセスしに行くことをアクセスログで確認できる。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005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ELB</text:p>
          </table:table-cell>
          <table:table-cell office:value-type="string" calcext:value-type="string">
            <text:p>切り離し</text:p>
          </table:table-cell>
          <table:table-cell office:value-type="string" calcext:value-type="string">
            <text:p>APPサーバ(apacheなど)を停止場合の切り離し</text:p>
          </table:table-cell>
          <table:table-cell table:style-name="ce1" office:value-type="string" calcext:value-type="string">
            <text:p>①片方のAPPサーバをKillする。</text:p>
            <text:p>②ラウザから複数回閉じてから画面アクセスする。</text:p>
          </table:table-cell>
          <table:table-cell office:value-type="string" calcext:value-type="string">
            <text:p>・画面が正常にアクセスできる。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006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ELB</text:p>
          </table:table-cell>
          <table:table-cell office:value-type="string" calcext:value-type="string">
            <text:p>切り離し</text:p>
          </table:table-cell>
          <table:table-cell office:value-type="string" calcext:value-type="string">
            <text:p>APPサーバEC2が落ちだ場合の切り離し</text:p>
          </table:table-cell>
          <table:table-cell table:style-name="ce1" office:value-type="string" calcext:value-type="string">
            <text:p>①片方のAPPサーバのEC2インスタンスを停止する。</text:p>
            <text:p>②ラウザから複数回閉じてから画面アクセスする。</text:p>
          </table:table-cell>
          <table:table-cell office:value-type="string" calcext:value-type="string">
            <text:p>・画面が正常にアクセスできる。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007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ELB</text:p>
          </table:table-cell>
          <table:table-cell office:value-type="string" calcext:value-type="string">
            <text:p>復旧</text:p>
          </table:table-cell>
          <table:table-cell office:value-type="string" calcext:value-type="string">
            <text:p>APPサーバ(apacheなど)の復旧</text:p>
          </table:table-cell>
          <table:table-cell office:value-type="string" calcext:value-type="string">
            <text:p>①停止されたAPPサーバを再起動する。</text:p>
            <text:p>②ブラウザから複数回ログイン、ログアウトして、アクセスする。</text:p>
          </table:table-cell>
          <table:table-cell office:value-type="string" calcext:value-type="string">
            <text:p>・再起動されたAPPサーバにアクセスが来る。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008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－</text:p>
          </table:table-cell>
          <table:table-cell office:value-type="string" calcext:value-type="string">
            <text:p>クラスタ起動</text:p>
          </table:table-cell>
          <table:table-cell office:value-type="string" calcext:value-type="string">
            <text:p>①参照系サーバのクラスタサービスを起動</text:p>
            <text:p>する。</text:p>
            <text:p><text:span text:style-name="T3">②更新系サーバのクラスタサービスを起動する。</text:span></text:p>
            <text:p><text:span text:style-name="T3">③更新系サーバのSolrプロセスを手動で起動する。</text:span></text:p>
          </table:table-cell>
          <table:table-cell table:style-name="ce1" office:value-type="string" calcext:value-type="string">
            <text:p>①・参照系サーバのSolrプロセスが立ち上がる。</text:p>
            <text:p>  ・VIPは参照系サーバに付与される。</text:p>
            <text:p>  ・Solrクエリーが発行できる。</text:p>
            <text:p>②更新系サーバのSolrプロセスが立ち上がらない。</text:p>
            <text:p>③更新系サーバのSolrプロセスが立ち上がる。</text:p>
          </table:table-cell>
          <table:table-cell table:number-columns-repeated="1017"/>
        </table:table-row>
        <table:table-row table:style-name="ro8">
          <table:table-cell office:value-type="string" calcext:value-type="string">
            <text:p>009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参照系</text:p>
          </table:table-cell>
          <table:table-cell office:value-type="string" calcext:value-type="string">
            <text:p>Solr停止</text:p>
          </table:table-cell>
          <table:table-cell office:value-type="string" calcext:value-type="string">
            <text:p>①参照系SolrプロセスをKillする。</text:p>
          </table:table-cell>
          <table:table-cell office:value-type="string" calcext:value-type="string">
            <text:p>①参照系のSolrプロセスが自動再起動される。</text:p>
          </table:table-cell>
          <table:table-cell table:number-columns-repeated="1017"/>
        </table:table-row>
        <table:table-row table:style-name="ro9">
          <table:table-cell office:value-type="string" calcext:value-type="string">
            <text:p>010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参照系</text:p>
          </table:table-cell>
          <table:table-cell office:value-type="string" calcext:value-type="string">
            <text:p>Solr停止</text:p>
          </table:table-cell>
          <table:table-cell office:value-type="string" calcext:value-type="string">
            <text:p>①参照系Solr起動スクリプトをリネームする。</text:p>
            <text:p>②参照系SolrプロセスをKillする。</text:p>
          </table:table-cell>
          <table:table-cell office:value-type="string" calcext:value-type="string">
            <text:p>・参照系のリソースは数回Start(設定により)するが、リソースが更新系に移られる。</text:p>
            <text:p>・VIPは更新系サーバに付与される。</text:p>
            <text:p>・VIP経由でSolrクエリーできる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1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参照系</text:p>
          </table:table-cell>
          <table:table-cell office:value-type="string" calcext:value-type="string">
            <text:p>復旧</text:p>
          </table:table-cell>
          <table:table-cell office:value-type="string" calcext:value-type="string">
            <text:p>①参照系Solr起動スクリプトを戻す。</text:p>
            <text:p>②手動で参照系のクラスタサービスを再起動。※継続監視しているか要試験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012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参照系</text:p>
          </table:table-cell>
          <table:table-cell office:value-type="string" calcext:value-type="string">
            <text:p>EC2停止</text:p>
          </table:table-cell>
          <table:table-cell office:value-type="string" calcext:value-type="string">
            <text:p>①参照系EC2を停止する。</text:p>
          </table:table-cell>
          <table:table-cell office:value-type="string" calcext:value-type="string">
            <text:p>・VIPは更新系サーバに付与される。</text:p>
            <text:p>・VIP経由でSolrクエリーできる。</text:p>
          </table:table-cell>
          <table:table-cell table:number-columns-repeated="1017"/>
        </table:table-row>
        <table:table-row table:style-name="ro10">
          <table:table-cell office:value-type="string" calcext:value-type="string">
            <text:p>013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参照系</text:p>
          </table:table-cell>
          <table:table-cell office:value-type="string" calcext:value-type="string">
            <text:p>レプリケーション</text:p>
          </table:table-cell>
          <table:table-cell office:value-type="string" calcext:value-type="string">
            <text:p>①参照系EC2を停止する。</text:p>
            <text:p>②更新系SolrにDocを取り込む。</text:p>
            <text:p>③参照系EC2を再開する。</text:p>
          </table:table-cell>
          <table:table-cell office:value-type="string" calcext:value-type="string">
            <text:p>①更新系にVIPを遷移する。</text:p>
            <text:p>③・参照系にVIPを遷移する。</text:p>
            <text:p>  ・しばらく待つと、取り込んだDocが反映される。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4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更新系</text:p>
          </table:table-cell>
          <table:table-cell office:value-type="string" calcext:value-type="string">
            <text:p>EC2停止</text:p>
          </table:table-cell>
          <table:table-cell office:value-type="string" calcext:value-type="string">
            <text:p>①更新系のEC2を停止する。</text:p>
            <text:p>②更新系のEC2を再開する。</text:p>
            <text:p>③更新系SolrにDocを取り込む。</text:p>
          </table:table-cell>
          <table:table-cell office:value-type="string" calcext:value-type="string">
            <text:p>・最新のデータが見える。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015</text:p>
          </table:table-cell>
          <table:table-cell office:value-type="string" calcext:value-type="string">
            <text:p>フェイルオーバー</text:p>
          </table:table-cell>
          <table:table-cell office:value-type="string" calcext:value-type="string">
            <text:p>Solr</text:p>
          </table:table-cell>
          <table:table-cell office:value-type="string" calcext:value-type="string">
            <text:p>－</text:p>
          </table:table-cell>
          <table:table-cell office:value-type="string" calcext:value-type="string">
            <text:p>連続障害</text:p>
          </table:table-cell>
          <table:table-cell office:value-type="string" calcext:value-type="string">
            <text:p>①参照系のEC2を停止する。</text:p>
            <text:p><text:span text:style-name="T3">②参照系のEC2を再開する。</text:span></text:p>
            <text:p><text:span text:style-name="T3">③更新系のEC2を停止する。</text:span></text:p>
            <text:p><text:span text:style-name="T3">④更新系のEC2を再開する。</text:span></text:p>
            <text:p><text:span text:style-name="T3">⑤参照系のEC2を停止する。</text:span></text:p>
            <text:p><text:span text:style-name="T3">⑥更新系SolrにDocを取り込む。</text:span></text:p>
            <text:p><text:span text:style-name="T3">⑦参照系のEC2を再開する。</text:span></text:p>
          </table:table-cell>
          <table:table-cell office:value-type="string" calcext:value-type="string">
            <text:p>①更新系が正系になる。</text:p>
            <text:p>②参照系が正系になる。</text:p>
            <text:p>③影響なし</text:p>
            <text:p>④影響なし</text:p>
            <text:p>⑤更新系が正系になる。</text:p>
            <text:p>⑥正常取り込み</text:p>
            <text:p>⑦・参照系が正系になる。</text:p>
            <text:p>  ・取り込んだDocが反映される。</text:p>
          </table:table-cell>
          <table:table-cell table:number-columns-repeated="1017"/>
        </table:table-row>
        <table:table-row table:style-name="ro1" table:number-rows-repeated="1048536">
          <table:table-cell table:number-columns-repeated="1024"/>
        </table:table-row>
        <table:table-row table:style-name="ro12" table:number-rows-repeated="23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ゴシック" svg:font-family="'ＭＳ ゴシック'" style:font-adornments="標準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フリースタイル" style:family="table-cell" style:parent-style-name="Default" style:data-style-name="N100">
      <style:table-cell-properties fo:background-color="transparent" loext:vertical-justify="auto"/>
      <style:paragraph-properties css3t:text-justify="auto"/>
      <style:text-properties style:font-name="ＭＳ ゴシック" fo:font-family="'ＭＳ ゴシック'" style:font-style-name="標準" style:font-family-generic="modern" style:font-pitch="fixed" fo:font-size="11pt" style:font-name-asian="ＭＳ ゴシック" style:font-family-asian="'ＭＳ ゴシック'" style:font-style-name-asian="標準" style:font-family-generic-asian="modern" style:font-pitch-asian="fixed" style:font-size-asian="11pt"/>
    </style:style>
    <style:style style:name="テーブル" style:family="table-cell" style:parent-style-name="フリースタイル">
      <style:table-cell-properties style:text-align-source="fix" style:repeat-content="false" fo:wrap-option="wrap" fo:border="0.06pt solid #000000" style:vertical-align="top" loext:vertical-justify="auto"/>
      <style:paragraph-properties fo:text-align="start"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00/00/00</text:date>, <text:time style:data-style-name="N2" text:time-value="23:06:40.907035178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0:02:04.930000000</meta:creation-date>
    <dc:date>2016-03-01T23:25:36.392454636</dc:date>
    <meta:editing-duration>PT13M49S</meta:editing-duration>
    <meta:editing-cycles>5</meta:editing-cycles>
    <meta:generator>LibreOffice/5.0.5.2$Linux_X86_64 LibreOffice_project/00m0$Build-2</meta:generator>
    <meta:document-statistic meta:table-count="2" meta:cell-count="113" meta:object-count="2"/>
  </office:meta>
</office:document-meta>
</file>